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Interface User" svg:font-family="'Interface User'" style:font-pitch="variable"/>
    <style:font-face style:name="Lucidasans" svg:font-family="Lucidasans" style:font-pitch="variable"/>
    <style:font-face style:name="Verdana" svg:font-family="Verdana" style:font-pitch="variable"/>
    <style:font-face style:name="Verdana1" svg:font-family="Verdana" style:font-adornments="Обычный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ine_20_Style_20_2" draw:textarea-horizontal-align="center" draw:textarea-vertical-align="middle"/>
    </style:style>
    <style:style style:name="gr2" style:family="graphic" style:parent-style-name="standard">
      <style:graphic-properties draw:stroke="solid" svg:stroke-width="0.1cm" draw:marker-start-width="0.35cm" draw:marker-end-width="0.35cm" draw:fill="solid" draw:fill-color="#ffffff" draw:textarea-horizontal-align="center" draw:textarea-vertical-align="middle" fo:padding-top="-0.05cm" fo:padding-bottom="-0.05cm" fo:padding-left="-0.05cm" fo:padding-right="-0.05cm" draw:shadow="visible"/>
    </style:style>
    <style:style style:name="gr3" style:family="graphic" style:parent-style-name="standard">
      <style:graphic-properties draw:stroke="solid" draw:stroke-dash="Line_20_Style_20_1" svg:stroke-width="0.1cm" draw:marker-start-width="0.35cm" draw:marker-end="Arrow_20_concave" draw:marker-end-width="0.55cm" draw:textarea-horizontal-align="center" draw:textarea-vertical-align="middle" fo:padding-top="-0.05cm" fo:padding-bottom="-0.05cm" fo:padding-left="-0.05cm" fo:padding-right="-0.05cm"/>
    </style:style>
    <style:style style:name="gr4" style:family="graphic" style:parent-style-name="objectwithoutfill">
      <style:graphic-properties draw:stroke="dash" draw:stroke-dash="Line_20_Style_20_1" svg:stroke-width="0.1cm" draw:marker-start-width="0.35cm" draw:marker-end-width="0.35cm" draw:marker-end-center="false" draw:fill="none" draw:textarea-horizontal-align="center" draw:textarea-vertical-align="middle" fo:padding-top="-0.05cm" fo:padding-bottom="-0.05cm" fo:padding-left="-0.05cm" fo:padding-right="-0.05cm"/>
    </style:style>
    <style:style style:name="gr5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-0.05cm" fo:padding-bottom="-0.05cm" fo:padding-left="-0.05cm" fo:padding-right="-0.05cm" draw:shadow="visible" draw:shadow-offset-x="0.1cm" draw:shadow-offset-y="0.1cm"/>
    </style:style>
    <style:style style:name="gr6" style:family="graphic" style:parent-style-name="standard">
      <style:graphic-properties draw:stroke="solid" draw:stroke-dash="Ultrafine_20_Dashed" svg:stroke-width="0.1cm" draw:marker-start-width="0.15cm" draw:marker-end="Arrow_20_concave" draw:marker-end-width="0.55cm" draw:textarea-horizontal-align="center" draw:textarea-vertical-align="middle" fo:padding-top="-0.05cm" fo:padding-bottom="-0.05cm" fo:padding-left="-0.05cm" fo:padding-right="-0.05cm"/>
    </style:style>
    <style:style style:name="gr7" style:family="graphic" style:parent-style-name="standard">
      <style:graphic-properties draw:stroke="none" draw:marker-end="Arrow_20_concave" draw:fill="none" draw:fill-color="#ffffff" fo:min-height="0.694cm"/>
    </style:style>
    <style:style style:name="gr8" style:family="graphic" style:parent-style-name="standard">
      <style:graphic-properties draw:stroke="none" draw:marker-end="Arrow_20_concave" draw:fill="none" draw:fill-color="#ffffff" fo:min-height="1.388cm"/>
    </style:style>
    <style:style style:name="gr9" style:family="graphic" style:parent-style-name="standard">
      <style:graphic-properties draw:stroke="none" draw:marker-end="Arrow_20_concave" draw:fill="none" draw:fill-color="#ffffff" draw:textarea-vertical-align="bottom" fo:min-height="0.59cm"/>
    </style:style>
    <style:style style:name="gr10" style:family="graphic" style:parent-style-name="standard">
      <style:graphic-properties draw:stroke="dash" draw:stroke-dash="Dashed_20__28_var_29_" svg:stroke-width="0.1cm" draw:marker-start-width="0.45cm" draw:marker-end="Arrow_20_concave" draw:marker-end-width="0.45cm" draw:fill-color="#ffffff" draw:textarea-horizontal-align="center" draw:textarea-vertical-align="middle" fo:padding-top="-0.05cm" fo:padding-bottom="-0.05cm" fo:padding-left="-0.05cm" fo:padding-right="-0.05cm"/>
    </style:style>
    <style:style style:name="gr11" style:family="graphic" style:parent-style-name="standard">
      <style:graphic-properties draw:stroke="none" draw:marker-end="Arrow_20_concave" draw:fill="none" draw:fill-color="#ffffff" fo:min-height="0.848cm"/>
    </style:style>
    <style:style style:name="gr12" style:family="graphic" style:parent-style-name="standard">
      <style:graphic-properties draw:stroke="none" draw:marker-end="Arrow_20_concave" draw:fill="none" draw:fill-color="#ffffff" fo:min-height="1.693cm"/>
    </style:style>
    <style:style style:name="gr13" style:family="graphic" style:parent-style-name="standard">
      <style:graphic-properties draw:stroke="none" draw:marker-end="Arrow_20_concave" draw:fill="none" draw:fill-color="#ffffff" fo:min-height="0.581cm"/>
    </style:style>
    <style:style style:name="gr14" style:family="graphic" style:parent-style-name="standard">
      <style:graphic-properties draw:stroke="none" draw:marker-end="Arrow_20_concave" draw:fill="none" draw:fill-color="#ffffff" fo:min-height="0.82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Verdana" fo:font-size="12pt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solid" draw:fill-color="#ffffff"/>
      <style:paragraph-properties fo:text-align="center"/>
      <style:text-properties style:font-name="Verdana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solid" draw:fill-color="#ffffff"/>
      <style:paragraph-properties fo:text-align="center"/>
      <style:text-properties style:font-name="Verdana" fo:font-size="14pt" style:font-size-asian="14pt" style:font-size-complex="14pt"/>
    </style:style>
    <style:style style:name="P7" style:family="paragraph">
      <style:paragraph-properties fo:margin-left="0cm" fo:margin-right="0cm" fo:text-align="center" fo:text-indent="0cm">
        <style:tab-stops/>
      </style:paragraph-properties>
    </style:style>
    <style:style style:name="P8" style:family="paragraph">
      <loext:graphic-properties draw:fill="none" draw:fill-color="#ffffff"/>
      <style:paragraph-properties fo:margin-left="0cm" fo:margin-right="0cm" fo:text-align="center" fo:text-indent="0cm">
        <style:tab-stops/>
      </style:paragraph-properties>
      <style:text-properties fo:font-size="14pt" style:font-size-asian="14pt" style:font-size-complex="14pt"/>
    </style:style>
    <style:style style:name="P9" style:family="paragraph">
      <loext:graphic-properties draw:fill="solid" draw:fill-color="#ffffff"/>
      <style:paragraph-properties fo:text-align="center"/>
      <style:text-properties style:font-name="Verdana" fo:font-size="10pt"/>
    </style:style>
    <style:style style:name="P10" style:family="paragraph">
      <style:paragraph-properties fo:margin-left="0cm" fo:margin-right="0cm" fo:text-align="end" fo:text-indent="0cm"/>
    </style:style>
    <style:style style:name="P11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fo:margin-left="0cm" fo:margin-right="0cm" fo:text-align="center" fo:text-indent="0cm"/>
      <style:text-properties style:font-name="Verdana" fo:font-size="10pt"/>
    </style:style>
    <style:style style:name="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margin-left="0cm" fo:margin-right="0cm" fo:text-align="center" fo:text-indent="0cm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style:font-name="Verdana" fo:font-size="14pt" style:font-name-asian="Gothic" style:font-size-asian="14pt" style:font-size-complex="14pt"/>
    </style:style>
    <style:style style:name="T3" style:family="text">
      <style:text-properties style:font-name="Verdana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Verdana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17.001cm" svg:height="8.999cm" svg:x="2.981cm" svg:y="5.017cm" svg:viewBox="0 0 17002 9000" svg:d="M119 6785c0-1272 4761-6232 6666-6656s4618 302 5237 716c1904 1273 4941 4972 4941 5940 0 729 359 1657-1102 2124-952 305-14840-238-15265-426-953-426-477-969-477-1698z">
          <text:p/>
        </draw:path>
        <draw:rect draw:style-name="gr2" draw:text-style-name="P2" draw:layer="layout" svg:width="4.626cm" svg:height="1.759cm" svg:x="9.109cm" svg:y="4.635cm">
          <text:p><text:span text:style-name="T1">General</text:span><text:span text:style-name="T1"><text:line-break/></text:span><text:span text:style-name="T1">reasonings</text:span></text:p>
        </draw:rect>
        <draw:rect draw:style-name="gr2" draw:text-style-name="P2" draw:layer="layout" svg:width="4.508cm" svg:height="1.759cm" svg:x="11.901cm" svg:y="8.182cm">
          <text:p text:style-name="P1"><text:span text:style-name="T2">Business</text:span><text:span text:style-name="T2"><text:line-break/></text:span><text:span text:style-name="T2">logics</text:span></text:p>
        </draw:rect>
        <draw:rect draw:style-name="gr2" draw:text-style-name="P2" draw:layer="layout" svg:width="4.012cm" svg:height="1.759cm" svg:x="2.623cm" svg:y="11.669cm">
          <text:p text:style-name="P1"><text:span text:style-name="T2">Data</text:span><text:span text:style-name="T2"><text:line-break/></text:span><text:span text:style-name="T2">representation</text:span><text:span text:style-name="T2"><text:line-break/></text:span><text:span text:style-name="T2">in database</text:span></text:p>
        </draw:rect>
        <draw:rect draw:style-name="gr2" draw:text-style-name="P2" draw:layer="layout" svg:width="4.307cm" svg:height="1.759cm" svg:x="7.076cm" svg:y="11.683cm">
          <text:p><text:span text:style-name="T1">Object-oriented</text:span><text:span text:style-name="T1"><text:line-break/></text:span><text:span text:style-name="T1">structures</text:span></text:p>
        </draw:rect>
        <draw:line draw:style-name="gr3" draw:text-style-name="P1" draw:layer="layout" svg:x1="15.36cm" svg:y1="9.909cm" svg:x2="13.874cm" svg:y2="11.395cm">
          <text:p/>
        </draw:line>
        <draw:line draw:style-name="gr3" draw:text-style-name="P1" draw:layer="layout" svg:x1="16.211cm" svg:y1="9.924cm" svg:x2="17.697cm" svg:y2="11.41cm">
          <text:p/>
        </draw:line>
        <draw:rect draw:style-name="gr2" draw:text-style-name="P2" draw:layer="layout" svg:width="3.852cm" svg:height="1.759cm" svg:x="11.9cm" svg:y="11.669cm">
          <text:p><text:span text:style-name="T1">Object</text:span><text:span text:style-name="T1"><text:line-break/></text:span><text:span text:style-name="T1">interaction</text:span></text:p>
        </draw:rect>
        <draw:rect draw:style-name="gr2" draw:text-style-name="P2" draw:layer="layout" svg:width="3.855cm" svg:height="1.759cm" svg:x="16.266cm" svg:y="11.683cm">
          <text:p><text:span text:style-name="T1">User interface</text:span><text:span text:style-name="T1"><text:line-break/></text:span><text:span text:style-name="T1">widgets</text:span></text:p>
        </draw:rect>
        <draw:line draw:style-name="gr3" draw:text-style-name="P1" draw:layer="layout" svg:x1="9.995cm" svg:y1="6.408cm" svg:x2="8.509cm" svg:y2="7.894cm">
          <text:p/>
        </draw:line>
        <draw:line draw:style-name="gr3" draw:text-style-name="P1" draw:layer="layout" svg:x1="12.846cm" svg:y1="6.409cm" svg:x2="14.332cm" svg:y2="7.895cm">
          <text:p/>
        </draw:line>
        <draw:rect draw:style-name="gr4" draw:text-style-name="P3" draw:layer="layout" svg:width="4.5cm" svg:height="1.8cm" svg:x="8.909cm" svg:y="14.835cm" draw:corner-radius="0.5cm">
          <text:p><text:span text:style-name="T1">Business logics</text:span><text:span text:style-name="T1"><text:line-break/></text:span><text:span text:style-name="T1">source code</text:span></text:p>
        </draw:rect>
        <draw:rect draw:style-name="gr2" draw:text-style-name="P2" draw:layer="layout" svg:width="4.626cm" svg:height="1.759cm" svg:x="6.409cm" svg:y="8.169cm">
          <text:p text:style-name="P4"><text:span text:style-name="T2">Data</text:span><text:span text:style-name="T2"><text:line-break/></text:span><text:span text:style-name="T2">representation</text:span></text:p>
        </draw:rect>
        <draw:rect draw:style-name="gr4" draw:text-style-name="P3" draw:layer="layout" svg:width="4.5cm" svg:height="1.8cm" svg:x="13.909cm" svg:y="14.835cm" draw:corner-radius="0.5cm">
          <text:p><text:span text:style-name="T1">User</text:span><text:span text:style-name="T1"><text:line-break/></text:span><text:span text:style-name="T1">interface</text:span></text:p>
        </draw:rect>
        <draw:rect draw:style-name="gr4" draw:text-style-name="P3" draw:layer="layout" svg:width="4.5cm" svg:height="1.8cm" svg:x="3.909cm" svg:y="14.835cm" draw:corner-radius="0.5cm">
          <text:p text:style-name="P4"><text:span text:style-name="T2">SQL database</text:span><text:span text:style-name="T2"><text:line-break/></text:span><text:span text:style-name="T2">creation script</text:span></text:p>
        </draw:rect>
        <draw:line draw:style-name="gr3" draw:text-style-name="P1" draw:layer="layout" svg:x1="5.909cm" svg:y1="13.435cm" svg:x2="5.909cm" svg:y2="14.435cm">
          <text:p/>
        </draw:line>
        <draw:line draw:style-name="gr3" draw:text-style-name="P1" draw:layer="layout" svg:x1="9.909cm" svg:y1="13.435cm" svg:x2="9.909cm" svg:y2="14.435cm">
          <text:p/>
        </draw:line>
        <draw:line draw:style-name="gr3" draw:text-style-name="P1" draw:layer="layout" svg:x1="12.409cm" svg:y1="13.435cm" svg:x2="12.409cm" svg:y2="14.435cm">
          <text:p/>
        </draw:line>
        <draw:line draw:style-name="gr3" draw:text-style-name="P1" draw:layer="layout" svg:x1="16.709cm" svg:y1="13.435cm" svg:x2="16.709cm" svg:y2="14.435cm">
          <text:p/>
        </draw:line>
        <draw:rect draw:style-name="gr5" draw:text-style-name="P5" draw:layer="layout" svg:width="2.5cm" svg:height="2cm" svg:x="0.635cm" svg:y="0.635cm">
          <text:p text:style-name="P4"><text:span text:style-name="T3">PIM</text:span></text:p>
        </draw:rect>
        <draw:line draw:style-name="gr6" draw:text-style-name="P1" draw:layer="layout" svg:x1="3.143cm" svg:y1="2.135cm" svg:x2="5.315cm" svg:y2="2.135cm">
          <text:p/>
        </draw:line>
        <draw:rect draw:style-name="gr5" draw:text-style-name="P6" draw:layer="layout" svg:width="2.868cm" svg:height="2cm" svg:x="5.767cm" svg:y="0.635cm">
          <text:p text:style-name="P4"><text:span text:style-name="T1">XML-</text:span><text:span text:style-name="T1"><text:line-break/></text:span><text:span text:style-name="T1">translator</text:span></text:p>
        </draw:rect>
        <draw:frame draw:style-name="gr7" draw:text-style-name="P8" draw:layer="layout" svg:width="2.432cm" svg:height="0.694cm" svg:x="3.237cm" svg:y="1.209cm">
          <draw:text-box>
            <text:p text:style-name="P7"><text:span text:style-name="T1">UML/XMI</text:span></text:p>
          </draw:text-box>
        </draw:frame>
        <draw:line draw:style-name="gr6" draw:text-style-name="P1" draw:layer="layout" svg:x1="8.635cm" svg:y1="2.135cm" svg:x2="11.252cm" svg:y2="2.135cm">
          <text:p/>
        </draw:line>
        <draw:rect draw:style-name="gr5" draw:text-style-name="P9" draw:layer="layout" svg:width="3.39cm" svg:height="2cm" svg:x="11.635cm" svg:y="0.635cm">
          <text:p text:style-name="P4"><text:span text:style-name="T2">DOM-tree</text:span><text:span text:style-name="T2"><text:line-break/></text:span><text:span text:style-name="T2">converters</text:span></text:p>
        </draw:rect>
        <draw:frame draw:style-name="gr8" draw:text-style-name="P11" draw:layer="layout" svg:width="2.279cm" svg:height="1.388cm" svg:x="9.966cm" svg:y="2.937cm">
          <draw:text-box>
            <text:p text:style-name="P10"><text:span text:style-name="T1">Model</text:span><text:span text:style-name="T1"><text:line-break/></text:span><text:span text:style-name="T1">as triples</text:span></text:p>
          </draw:text-box>
        </draw:frame>
        <draw:frame draw:style-name="gr9" draw:text-style-name="P8" draw:layer="layout" svg:width="2.098cm" svg:height="0.607cm" svg:x="8.935cm" svg:y="1.244cm">
          <draw:text-box>
            <text:p text:style-name="P7"><text:span text:style-name="T1">DOM2</text:span></text:p>
          </draw:text-box>
        </draw:frame>
        <draw:rect draw:style-name="gr10" draw:text-style-name="P12" draw:layer="layout" svg:width="3.011cm" svg:height="2cm" svg:x="0.635cm" svg:y="4.135cm" draw:corner-radius="0.5cm">
          <text:p><text:span text:style-name="T1">Knowledge</text:span><text:span text:style-name="T1"><text:line-break/></text:span><text:span text:style-name="T1">base</text:span></text:p>
        </draw:rect>
        <draw:line draw:style-name="gr6" draw:text-style-name="P1" draw:layer="layout" svg:x1="3.513cm" svg:y1="6.136cm" svg:x2="5.265cm" svg:y2="7.884cm">
          <text:p/>
        </draw:line>
        <draw:frame draw:style-name="gr11" draw:text-style-name="P13" draw:layer="layout" svg:width="2.098cm" svg:height="0.848cm" draw:transform="rotate (-0.785398163397448) translate (4.125cm 5.634cm)">
          <draw:text-box>
            <text:p text:style-name="P4"><text:span text:style-name="T1">Rules</text:span></text:p>
          </draw:text-box>
        </draw:frame>
        <draw:rect draw:style-name="gr5" draw:text-style-name="P9" draw:layer="layout" svg:width="2.7cm" svg:height="2cm" svg:x="17.525cm" svg:y="0.635cm">
          <text:p><text:span text:style-name="T1">OCL</text:span><text:span text:style-name="T1"><text:line-break/></text:span><text:span text:style-name="T1">parser</text:span><text:span text:style-name="T4"><text:line-break/></text:span><text:span text:style-name="T4"/></text:p>
        </draw:rect>
        <draw:line draw:style-name="gr6" draw:text-style-name="P1" draw:layer="layout" svg:x1="17.525cm" svg:y1="2.517cm" svg:x2="14.025cm" svg:y2="5.017cm">
          <text:p/>
        </draw:line>
        <draw:frame draw:style-name="gr12" draw:text-style-name="P13" draw:layer="layout" svg:width="4cm" svg:height="1.693cm" draw:transform="rotate (0.645771823237902) translate (14.43cm 4.858cm)">
          <draw:text-box>
            <text:p text:style-name="P4"><text:span text:style-name="T1">Syntax tree</text:span></text:p>
          </draw:text-box>
        </draw:frame>
        <draw:line draw:style-name="gr6" draw:text-style-name="P1" draw:layer="layout" svg:x1="15.025cm" svg:y1="2.135cm" svg:x2="17.125cm" svg:y2="2.135cm">
          <text:p/>
        </draw:line>
        <draw:frame draw:style-name="gr13" draw:text-style-name="P8" draw:layer="layout" svg:width="2.098cm" svg:height="0.607cm" svg:x="14.98cm" svg:y="1.266cm">
          <draw:text-box>
            <text:p text:style-name="P7"><text:span text:style-name="T1">OCL</text:span></text:p>
          </draw:text-box>
        </draw:frame>
        <draw:line draw:style-name="gr3" draw:text-style-name="P1" draw:layer="layout" svg:x1="6.595cm" svg:y1="9.909cm" svg:x2="5.109cm" svg:y2="11.395cm">
          <text:p/>
        </draw:line>
        <draw:line draw:style-name="gr3" draw:text-style-name="P1" draw:layer="layout" svg:x1="7.446cm" svg:y1="9.924cm" svg:x2="8.932cm" svg:y2="11.41cm">
          <text:p/>
        </draw:line>
        <draw:line draw:style-name="gr6" draw:text-style-name="P1" draw:layer="layout" svg:x1="12.666cm" svg:y1="2.666cm" svg:x2="12.666cm" svg:y2="4.166cm">
          <text:p/>
        </draw:line>
        <draw:frame draw:style-name="gr14" draw:text-style-name="P14" draw:layer="layout" svg:width="2.098cm" svg:height="0.86cm" svg:x="0.391cm" svg:y="12.25cm">
          <draw:text-box>
            <text:p text:style-name="P4"><text:span text:style-name="T3">PSM</text:span></text:p>
          </draw:text-box>
        </draw:frame>
        <draw:frame draw:style-name="gr14" draw:text-style-name="P14" draw:layer="layout" svg:width="2.098cm" svg:height="0.86cm" svg:x="3.947cm" svg:y="4.4cm">
          <draw:text-box>
            <text:p text:style-name="P4"><text:span text:style-name="T3">PD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Interface User" svg:font-family="'Interface User'" style:font-pitch="variable"/>
    <style:font-face style:name="Lucidasans" svg:font-family="Lucidasans" style:font-pitch="variable"/>
    <style:font-face style:name="Verdana" svg:font-family="Verdana" style:font-pitch="variable"/>
    <style:font-face style:name="Verdana1" svg:font-family="Verdana" style:font-adornments="Обычный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Style_20_1" draw:display-name="Line Style 1" draw:style="rect" draw:dots1="1" draw:dots1-length="0.05cm" draw:dots2="1" draw:dots2-length="0.05cm" draw:distance="0.05cm"/>
    <draw:stroke-dash draw:name="Line_20_Style_20_2" draw:display-name="Line Style 2" draw:style="rect" draw:dots1="1" draw:dots1-length="0.5cm" draw:dots2="1" draw:dots2-length="0.5cm" draw:distance="0.5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Interface User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2cm" svg:stroke-color="#000000" draw:marker-start-width="0.5cm" draw:marker-start-center="false" draw:marker-end="Arrow" draw:marker-end-width="0.5cm" draw:marker-end-center="true" draw:fill="solid" draw:fill-color="#ffffff" draw:fill-gradient-name="Gradient_20_7" draw:fill-hatch-name="Hatch_20_4" draw:fill-image-name="Bitmape_20_5" draw:fill-image-width="0cm" draw:fill-image-height="0cm" draw:shadow="hidden" draw:shadow-offset-x="0.1cm" draw:shadow-offset-y="0.1cm" draw:shadow-color="#c0c0c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Verdana1" fo:font-family="Verdana" style:font-style-name="Обычный" style:font-pitch="variable" fo:font-size="12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517cm" fo:margin-bottom="0.018cm" fo:margin-left="0.525cm" fo:margin-right="0.58cm" fo:page-width="2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0.3$Linux_X86_64 LibreOffice_project/00m0$Build-3</meta:generator>
    <meta:creation-date>2004-08-04T11:35:24</meta:creation-date>
    <dc:date>2018-02-09T00:49:48.375916119</dc:date>
    <dc:language>ru-RU</dc:language>
    <meta:editing-cycles>27</meta:editing-cycles>
    <meta:editing-duration>PT2H46M4S</meta:editing-duration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